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margin-left="0.4917in" fo:text-align="center" style:justify-single-word="false" fo:text-indent="0in" style:auto-text-indent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paragraph-properties fo:margin-left="0in" fo:margin-top="0in" fo:margin-bottom="0in" style:contextual-spacing="false" fo:text-indent="0in" style:auto-text-indent="false" fo:padding="0in" fo:border="none" style:shadow="none" style:join-border="false"/>
      <style:text-properties officeooo:rsid="0004ec6a" officeooo:paragraph-rsid="0004ec6a"/>
    </style:style>
    <style:style style:name="P5" style:family="paragraph" style:parent-style-name="Standard">
      <style:paragraph-properties fo:margin-left="0in" fo:margin-top="0in" fo:margin-bottom="0in" style:contextual-spacing="false" fo:text-indent="0in" style:auto-text-indent="false" fo:padding="0in" fo:border="none" style:shadow="none" style:join-border="false"/>
      <style:text-properties fo:font-weight="bold" officeooo:rsid="0004ec6a" officeooo:paragraph-rsid="0004ec6a" style:font-weight-asian="bold" style:font-weight-complex="bold"/>
    </style:style>
    <style:style style:name="P6" style:family="paragraph" style:parent-style-name="Standard" style:list-style-name="L1">
      <style:paragraph-properties fo:margin-top="0in" fo:margin-bottom="0in" style:contextual-spacing="false" fo:padding="0in" fo:border="none" style:shadow="none" style:join-border="false"/>
      <style:text-properties officeooo:rsid="0004ec6a" officeooo:paragraph-rsid="0004ec6a"/>
    </style:style>
    <style:style style:name="P7" style:family="paragraph" style:parent-style-name="Standard">
      <style:paragraph-properties fo:margin-top="0in" fo:margin-bottom="0in" style:contextual-spacing="false" fo:padding="0in" fo:border="none" style:shadow="none" style:join-border="false"/>
      <style:text-properties officeooo:rsid="0004ec6a" officeooo:paragraph-rsid="0004ec6a"/>
    </style:style>
    <style:style style:name="P8" style:family="paragraph" style:parent-style-name="Standard" style:list-style-name="L2">
      <style:paragraph-properties fo:margin-top="0in" fo:margin-bottom="0in" style:contextual-spacing="false" fo:padding="0in" fo:border="none" style:shadow="none" style:join-border="false"/>
      <style:text-properties officeooo:rsid="0004ec6a" officeooo:paragraph-rsid="0004ec6a"/>
    </style:style>
    <style:style style:name="P9" style:family="paragraph" style:parent-style-name="Standard">
      <style:paragraph-properties fo:margin-left="0in" fo:margin-top="0in" fo:margin-bottom="0in" style:contextual-spacing="false" fo:text-indent="0in" style:auto-text-indent="false" fo:padding="0in" fo:border="none" style:shadow="none" style:join-border="false"/>
    </style:style>
    <style:style style:name="P10" style:family="paragraph" style:parent-style-name="Standard">
      <style:text-properties fo:font-size="11pt" fo:font-weight="bold" officeooo:rsid="000514b7" officeooo:paragraph-rsid="000514b7" style:font-size-asian="9.60000038146973pt" style:font-weight-asian="bold" style:font-size-complex="11pt" style:font-weight-complex="bold"/>
    </style:style>
    <style:style style:name="P11" style:family="paragraph" style:parent-style-name="Standard" style:list-style-name="L3">
      <style:text-properties fo:font-size="11pt" fo:font-weight="normal" officeooo:rsid="000514b7" officeooo:paragraph-rsid="000514b7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0514b7" officeooo:paragraph-rsid="000514b7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4">
      <style:text-properties fo:font-size="11pt" fo:font-weight="bold" officeooo:rsid="000514b7" officeooo:paragraph-rsid="000514b7" style:font-size-asian="9.60000038146973pt" style:font-weight-asian="bold" style:font-size-complex="11pt" style:font-weight-complex="bold"/>
    </style:style>
    <style:style style:name="P14" style:family="paragraph" style:parent-style-name="Standard" style:list-style-name="L4">
      <style:text-properties fo:font-size="11pt" fo:font-weight="normal" officeooo:rsid="000514b7" officeooo:paragraph-rsid="000514b7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bold" officeooo:rsid="00060319" officeooo:paragraph-rsid="00060319" style:font-size-asian="9.60000038146973pt" style:font-weight-asian="bold" style:font-size-complex="11pt" style:font-weight-complex="bold"/>
    </style:style>
    <style:style style:name="P16" style:family="paragraph" style:parent-style-name="Standard" style:list-style-name="L5">
      <style:text-properties fo:font-size="11pt" fo:font-weight="normal" officeooo:rsid="00060319" officeooo:paragraph-rsid="00060319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6">
      <style:text-properties fo:font-size="11pt" fo:font-weight="bold" officeooo:rsid="00060319" officeooo:paragraph-rsid="00060319" fo:background-color="#ffff00" style:font-size-asian="9.60000038146973pt" style:font-weight-asian="bold" style:font-size-complex="11pt" style:font-weight-complex="bold"/>
    </style:style>
    <style:style style:name="P18" style:family="paragraph" style:parent-style-name="Standard" style:list-style-name="L6">
      <style:text-properties fo:font-size="11pt" fo:font-weight="normal" officeooo:rsid="00060319" officeooo:paragraph-rsid="00060319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bold" officeooo:rsid="00060612" officeooo:paragraph-rsid="00060612" style:font-size-asian="9.60000038146973pt" style:font-weight-asian="bold" style:font-size-complex="11pt" style:font-weight-complex="bold"/>
    </style:style>
    <style:style style:name="P20" style:family="paragraph" style:parent-style-name="Standard" style:list-style-name="L7">
      <style:text-properties fo:font-size="11pt" fo:font-weight="bold" officeooo:rsid="00060612" officeooo:paragraph-rsid="00060612" style:font-size-asian="9.60000038146973pt" style:font-weight-asian="bold" style:font-size-complex="11pt" style:font-weight-complex="bold"/>
    </style:style>
    <style:style style:name="P21" style:family="paragraph" style:parent-style-name="Standard" style:list-style-name="L7">
      <style:text-properties fo:font-size="11pt" fo:font-weight="normal" officeooo:rsid="00060612" officeooo:paragraph-rsid="00060612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weight="normal" officeooo:rsid="00060612" officeooo:paragraph-rsid="00060612" style:font-weight-asian="normal" style:font-weight-complex="normal"/>
    </style:style>
    <style:style style:name="P23" style:family="paragraph" style:parent-style-name="Standard">
      <style:text-properties fo:font-weight="bold" officeooo:rsid="00060612" officeooo:paragraph-rsid="00060612" fo:background-color="#ffff00" style:font-weight-asian="bold" style:font-weight-complex="bold"/>
    </style:style>
    <style:style style:name="P24" style:family="paragraph" style:parent-style-name="Standard" style:list-style-name="L8">
      <style:text-properties fo:font-weight="normal" officeooo:rsid="00060612" officeooo:paragraph-rsid="00060612" style:font-weight-asian="normal" style:font-weight-complex="normal"/>
    </style:style>
    <style:style style:name="P25" style:family="paragraph" style:parent-style-name="Standard">
      <style:text-properties fo:font-weight="bold" officeooo:rsid="00060612" officeooo:paragraph-rsid="00060612" style:font-weight-asian="bold" style:font-weight-complex="bold"/>
    </style:style>
    <style:style style:name="P26" style:family="paragraph" style:parent-style-name="Standard" style:list-style-name="L9">
      <style:text-properties fo:font-weight="normal" officeooo:rsid="00060612" officeooo:paragraph-rsid="00060612" style:font-weight-asian="normal" style:font-weight-complex="normal"/>
    </style:style>
    <style:style style:name="T1" style:family="text">
      <style:text-properties officeooo:rsid="0004ec6a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 fo:background-color="#ffff00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ec6a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fo:background-color="#ffff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9</text:span>.<text:span text:style-name="T1">Digitální video a </text:span><text:s/>multimediální prezentace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Standard"/>
      <text:p text:style-name="Standard" loext:marker-style-name="T7"><text:span text:style-name="Nadpis_20_2_20_Char"><text:span text:style-name="T8">9</text:span></text:span><text:span text:style-name="Nadpis_20_2_20_Char"><text:span text:style-name="T7">.1. Principy a parametry digitálního videa, kodeky a formáty videa, multimediální kontejnery</text:span></text:span></text:p>
      <text:p text:style-name="P4"><text:span text:style-name="T9">Princip záznamu obrazu</text:span> – <text:span text:style-name="T9">Snímač</text:span> (CMOS nebo CCD) tvořený fotodiodami <text:span text:style-name="T9">převede zachycené světlo na analogový signál.</text:span> Analogově-digitální <text:span text:style-name="T9">převodník jej následně digitalizuje</text:span>. Zaznamenávají se barevné složky(bayerův filtr).</text:p>
      <text:p text:style-name="P5">Parametry digitálního videa:</text:p>
      <text:list text:style-name="L1">
        <text:list-item>
          <text:p text:style-name="P6"><text:span text:style-name="T9">Snímkovací frekvence(FPS)</text:span> – počet snímků za sekundu (24fps pro film)</text:p>
        </text:list-item>
        <text:list-item>
          <text:p text:style-name="P6"><text:span text:style-name="T9">rozlišení obrazu</text:span> – počet pixelů, <text:span text:style-name="T7">SD</text:span>(720x480), <text:span text:style-name="T7">HD</text:span>(1280x720, <text:span text:style-name="T7">FullHD</text:span>(1920x1080)</text:p>
        </text:list-item>
        <text:list-item>
          <text:p text:style-name="P6"><text:span text:style-name="T9">datový tok(bitrate)</text:span> – rychlost přenosu dat</text:p>
          <text:list>
            <text:list-item>
              <text:p text:style-name="P6"><text:span text:style-name="T7">CBR</text:span> – konstantní, je <text:span text:style-name="T7">stálý</text:span></text:p>
            </text:list-item>
            <text:list-item>
              <text:p text:style-name="P6"><text:span text:style-name="T7">VBR</text:span> – proměnný, <text:span text:style-name="T7">mění se</text:span> podle složitosti pohybu scény, <text:span text:style-name="T7">šetří místo</text:span></text:p>
            </text:list-item>
          </text:list>
        </text:list-item>
      </text:list>
      <text:p text:style-name="P7"><text:span text:style-name="T9">Kodeky</text:span>(coder-decoder) jsou algoritmy, které <text:span text:style-name="T9">komprimují surové video</text:span> (enkodování) a při přehráváni ho <text:span text:style-name="T9">opět rozbalují</text:span> (dekodování). Ztrátová komprese.</text:p>
      <text:list text:style-name="L2">
        <text:list-item>
          <text:p text:style-name="P8">intraframe(<text:span text:style-name="T7">vnitrosnímková</text:span>) – zpracovává <text:span text:style-name="T7">každý snímek zvlášť</text:span></text:p>
        </text:list-item>
        <text:list-item>
          <text:p text:style-name="P8">interframe(<text:span text:style-name="T7">mezisnímková</text:span>) – hledá rozdíl/pohyby mezi <text:span text:style-name="T7">dvěma po sobě jdoucími snímky</text:span></text:p>
        </text:list-item>
      </text:list>
      <text:p text:style-name="P7"><text:span text:style-name="T9">Multimediální kontejnery jsou „obálky“</text:span>. Jeden soubor, který v sobě skrývá obrazovou <text:span text:style-name="T7">stopu</text:span>(video), více<text:span text:style-name="T7"> zvukových stop</text:span>(jazyky), <text:span text:style-name="T7">titulky a navigační menu</text:span>. <text:span text:style-name="T9">Např. MP4, AVI, MKV</text:span></text:p>
      <text:p text:style-name="P9"/>
      <text:p text:style-name="Standard" loext:marker-style-name="T7"><text:span text:style-name="Nadpis_20_2_20_Char"><text:span text:style-name="T8">9</text:span></text:span><text:span text:style-name="Nadpis_20_2_20_Char"><text:span text:style-name="T7">.2. Proces produkce a postprodukce videa, zásady pořizování záběrů, možnosti publikování videa.</text:span></text:span></text:p>
      <text:p text:style-name="P10">Zásady pořizování záběru (<text:span text:style-name="T10">produkce</text:span>):</text:p>
      <text:list text:style-name="L3">
        <text:list-item>
          <text:p text:style-name="P11"><text:span text:style-name="T7">pravidlo zlatého řezu(třetin</text:span>) – obraz se mřížkou <text:span text:style-name="T7">rozdělí na třetiny </text:span>a důležité objekty se <text:span text:style-name="T9">umisťují do průsečíku mřížky</text:span>, aby byl obraz dynamický</text:p>
        </text:list-item>
        <text:list-item>
          <text:p text:style-name="P11"><text:span text:style-name="T7">pravidlo osy</text:span> –<text:span text:style-name="T9"> při dialogu</text:span> postav kamera<text:span text:style-name="T7"> nesmí překročit pomyslnou osu</text:span> mezi nimi, aby divák neztratil orientaci</text:p>
        </text:list-item>
        <text:list-item>
          <text:p text:style-name="P11"><text:span text:style-name="T7">tříbodové osvětlení </text:span>– <text:span text:style-name="T9">Hlavní</text:span> světlo(nasvítí objekt), <text:span text:style-name="T9">doplňkové</text:span> světlo(potlačí příliš tmavé stíny), <text:span text:style-name="T9">Zadní</text:span> světlo(oddělí objekt od pozadí)</text:p>
        </text:list-item>
        <text:list-item>
          <text:p text:style-name="P11"><text:span text:style-name="T7">typy záběru:</text:span> </text:p>
          <text:list>
            <text:list-item>
              <text:p text:style-name="P11"><text:span text:style-name="T7">detail</text:span>(oči), <text:span text:style-name="T7">polocelek</text:span>(do pasu), <text:span text:style-name="T7">celek</text:span>(celé postavy)</text:p>
            </text:list-item>
          </text:list>
        </text:list-item>
      </text:list>
      <text:p text:style-name="P12"><text:span text:style-name="T9">Postprodukce</text:span> videa –<text:span text:style-name="T9"> zpracovávání materiálu po naočení</text:span>. Probíhá <text:span text:style-name="T7">střih</text:span>, <text:span text:style-name="T7">trimming</text:span>(uspořádání na časové ose), přidání <text:span text:style-name="T7">efektů</text:span> a finální <text:span text:style-name="T7">renderování</text:span>. Např. Adobe Premiere, DaVinci Resolve</text:p>
      <text:p text:style-name="P12"/>
      <text:p text:style-name="P10"><text:soft-page-break/>Možnosti publikování:</text:p>
      <text:list text:style-name="L4">
        <text:list-item>
          <text:p text:style-name="P13">zastaralá forma <text:span text:style-name="T10">DVD</text:span> authoring</text:p>
        </text:list-item>
        <text:list-item>
          <text:p text:style-name="P14">dnes dominuje<text:span text:style-name="T9"> online sdílení</text:span> – youtube, Vimeo</text:p>
        </text:list-item>
      </text:list>
      <text:p text:style-name="Standard" loext:marker-style-name="T7"><text:span text:style-name="Nadpis_20_2_20_Char"><text:span text:style-name="T8">9</text:span></text:span><text:span text:style-name="Nadpis_20_2_20_Char"><text:span text:style-name="T7">.3.Typy prezentací, technické prostředky a programové vybavení pro jejich tvorbu</text:span></text:span></text:p>
      <text:p text:style-name="P15">Typy prezentací:</text:p>
      <text:list text:style-name="L5">
        <text:list-item>
          <text:p text:style-name="P16"><text:span text:style-name="T9">snímková</text:span><text:span text:style-name="T10"> </text:span><text:span text:style-name="T9">prezentace</text:span><text:span text:style-name="T10"> </text:span>– doprovod <text:span text:style-name="T7">k ústnímu projevu</text:span>. (MS PowerPoint, Google Slides)</text:p>
        </text:list-item>
        <text:list-item>
          <text:p text:style-name="P16"><text:span text:style-name="T9">videonávod</text:span> – záznam dění <text:span text:style-name="T7">na obrazovce PC s komentářem</text:span> (OBS studio, Fraps)</text:p>
        </text:list-item>
        <text:list-item>
          <text:p text:style-name="P16"><text:span text:style-name="T9">myšlenková mapa</text:span> – <text:span text:style-name="T7">grafické znázorněn</text:span>í informací, klíčová slova<text:span text:style-name="T7"> jsou spojena čarami</text:span></text:p>
        </text:list-item>
        <text:list-item>
          <text:p text:style-name="P16"><text:span text:style-name="T9">interaktivní prezentace</text:span> – <text:span text:style-name="T7">ankety</text:span>, kvízi, dotykové displeje</text:p>
        </text:list-item>
      </text:list>
      <text:p text:style-name="P15">Technické prostředky(projekční technika):</text:p>
      <text:list text:style-name="L6">
        <text:list-item>
          <text:p text:style-name="P17">dataprojektor</text:p>
          <text:list>
            <text:list-item>
              <text:p text:style-name="P18"><text:span text:style-name="T7">LCD</text:span> – ostřejší, kratší životnost</text:p>
            </text:list-item>
            <text:list-item>
              <text:p text:style-name="P18"><text:span text:style-name="T7">DLP</text:span> – založen na mikro zrcadlech a čipu</text:p>
            </text:list-item>
            <text:list-item>
              <text:p text:style-name="P18"><text:span text:style-name="T7">LED</text:span> – DLP bez drahé lampy, úsporné, nižší svítivost</text:p>
            </text:list-item>
          </text:list>
        </text:list-item>
        <text:list-item>
          <text:p text:style-name="P17">parametry projektorů</text:p>
          <text:list>
            <text:list-item>
              <text:p text:style-name="P18"><text:span text:style-name="T7">životnost</text:span> <text:span text:style-name="T7">lampy</text:span>, <text:span text:style-name="T7">světelný</text:span> <text:span text:style-name="T7">výkon</text:span>(v lumenech), <text:span text:style-name="T7">kontrast</text:span>, nativní rozlišení</text:p>
            </text:list-item>
          </text:list>
        </text:list-item>
        <text:list-item>
          <text:p text:style-name="P17">doplňkové nástroje</text:p>
          <text:list>
            <text:list-item>
              <text:p text:style-name="P18"><text:span text:style-name="T7">prezentér</text:span> (dálkový ovladač), <text:span text:style-name="T7">interaktivní tabule, hlasovací systémy</text:span></text:p>
            </text:list-item>
          </text:list>
        </text:list-item>
      </text:list>
      <text:p text:style-name="Standard" loext:marker-style-name="T7"><text:span text:style-name="Nadpis_20_2_20_Char"><text:span text:style-name="T8">9</text:span></text:span><text:span text:style-name="Nadpis_20_2_20_Char"><text:span text:style-name="T7">.4.Zásady kvalitní prezentace, možnosti použití multimediálních a interaktivních prvků</text:span></text:span></text:p>
      <text:p text:style-name="P19">Postup:</text:p>
      <text:list text:style-name="L7">
        <text:list-item>
          <text:p text:style-name="P20">příprava a projev – <text:span text:style-name="T11">přednášející musí </text:span><text:span text:style-name="T10">rozumět svému tématu,</text:span> <text:span text:style-name="T11">mluvit</text:span> <text:span text:style-name="T10">zřetelně</text:span> <text:span text:style-name="T11">a</text:span> <text:span text:style-name="T11">dbát</text:span> <text:span text:style-name="T11">na</text:span> <text:span text:style-name="T10">řeč těla</text:span></text:p>
        </text:list-item>
        <text:list-item>
          <text:p text:style-name="P20">pravidla designu a obsahu:</text:p>
          <text:list>
            <text:list-item>
              <text:p text:style-name="P20"><text:span text:style-name="T10">osnova</text:span> <text:span text:style-name="T11">na začátku a</text:span> <text:span text:style-name="T10">shrnutí</text:span> <text:span text:style-name="T11">na konci</text:span></text:p>
            </text:list-item>
            <text:list-item>
              <text:p text:style-name="P20">pravidlo minimalismu –<text:span text:style-name="T11"> na jednom snémku</text:span> <text:span text:style-name="T10">nesmí být bloky textu</text:span>,<text:span text:style-name="T11"> ideálně 5</text:span> <text:span text:style-name="T10">odrážek</text:span> nebo <text:span text:style-name="T10">hesel</text:span></text:p>
            </text:list-item>
            <text:list-item>
              <text:p text:style-name="P20">typografie –<text:span text:style-name="T10"> dobře čitelného </text:span><text:span text:style-name="T11">bezpatkového písma,</text:span> <text:span text:style-name="T10">dostatečný kontrast</text:span> <text:span text:style-name="T11">textu vůči pozadí</text:span></text:p>
            </text:list-item>
          </text:list>
        </text:list-item>
        <text:list-item>
          <text:p text:style-name="P20">multimedialita a interaktivita:</text:p>
          <text:list>
            <text:list-item>
              <text:p text:style-name="P21">zahrnutí <text:span text:style-name="T7">obrázků</text:span>, <text:span text:style-name="T7">videa</text:span> nebo <text:span text:style-name="T7">zvuku</text:span></text:p>
            </text:list-item>
            <text:list-item>
              <text:p text:style-name="P20"><text:span text:style-name="T11">zastaralá interaktivní technologie</text:span> <text:span text:style-name="T10">.SWF(adobe flash) byla zrušena</text:span> <text:span text:style-name="T11">kvůli bezpečnosti</text:span></text:p>
            </text:list-item>
          </text:list>
        </text:list-item>
      </text:list>
      <text:h text:style-name="Heading_20_3" text:outline-level="3" loext:marker-style-name="Nadpis 2 Char"><text:soft-page-break/><text:span text:style-name="Nadpis_20_2_20_Char"><text:span text:style-name="T12"/></text:span></text:h>
      <text:p text:style-name="Standard" loext:marker-style-name="T7"><text:span text:style-name="Nadpis_20_2_20_Char"><text:span text:style-name="T8">9</text:span></text:span><text:span text:style-name="Nadpis_20_2_20_Char"><text:span text:style-name="T7">.5. Využití prostředků umělé inteligence v oblasti multimédií a e-learningu</text:span></text:span></text:p>
      <text:p text:style-name="P22"><text:span text:style-name="T9">E-learning je výuka pomocí IT</text:span>. Může být <text:span text:style-name="T7">asynchronní</text:span> (student prochází online kurz) nebo <text:span text:style-name="T7">synchonní</text:span> (všichni se učí zároveň – Teams, videohovor)</text:p>
      <text:p text:style-name="P23">LMS(learning management systém) je SW pro správu elektronických kurzů (Moodle)</text:p>
      <text:list text:style-name="L8">
        <text:list-item>
          <text:p text:style-name="P24"><text:span text:style-name="T7">modul SCORM</text:span> slouží jako balíček pro <text:span text:style-name="T7">přenositelnost kurzů</text:span></text:p>
        </text:list-item>
      </text:list>
      <text:p text:style-name="P25">Aplikace umělé inteligence v e-learningu a multimédiích:</text:p>
      <text:list text:style-name="L9">
        <text:list-item>
          <text:p text:style-name="P26"><text:span text:style-name="T7">tvorba</text:span> <text:span text:style-name="T7">obsahu</text:span> – text to speech a naopak (TTS – ElevenLabs), (ASR – whisper)</text:p>
        </text:list-item>
        <text:list-item>
          <text:p text:style-name="P26"><text:span text:style-name="T7">generování</text:span> <text:span text:style-name="T7">obrazu</text:span>: DALL-E, Gemini, jakékoliv AI realně</text:p>
        </text:list-item>
        <text:list-item>
          <text:p text:style-name="P26"><text:span text:style-name="T7">personalizace</text:span> <text:span text:style-name="T7">výuky</text:span> – Chatboti a adaptivní kurzy, učí se tempu studenta a upravují mu úkoly na míri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" style:num-suffix="" text:bullet-char="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394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9</meta:editing-cycles>
    <meta:print-date>2025-03-04T18:13:00</meta:print-date>
    <meta:creation-date>2023-04-08T22:18:00</meta:creation-date>
    <dc:date>2026-04-24T11:54:14.532549136</dc:date>
    <meta:editing-duration>PT43M11S</meta:editing-duration>
    <meta:generator>LibreOffice/26.2.2.2$Linux_X86_64 LibreOffice_project/620$Build-2</meta:generator>
    <meta:document-statistic meta:table-count="0" meta:image-count="0" meta:object-count="0" meta:page-count="3" meta:paragraph-count="60" meta:word-count="550" meta:character-count="4066" meta:non-whitespace-character-count="3583"/>
    <meta:user-defined meta:name="AppVersion">16.0000</meta:user-defined>
    <meta:template xlink:type="simple" xlink:actuate="onRequest" xlink:title="Normal.dotm" xlink:href=""/>
  </office:meta>
</office:document-meta>
</file>